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5cm"/>
    </style:style>
    <style:style style:name="Table1.B" style:family="table-column">
      <style:table-column-properties style:column-width="8.51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font-name="Liberation Serif" fo:font-size="13pt" fo:letter-spacing="normal" fo:font-style="normal" fo:font-weight="bold" officeooo:paragraph-rsid="00130123" style:font-size-asian="13pt" style:font-weight-asian="bold" style:font-size-complex="13pt" style:font-weight-complex="bold"/>
    </style:style>
    <style:style style:name="P2" style:family="paragraph" style:parent-style-name="Text_20_body">
      <style:paragraph-properties fo:line-height="100%">
        <style:tab-stops>
          <style:tab-stop style:position="1.561cm"/>
        </style:tab-stops>
      </style:paragraph-properties>
      <style:text-properties fo:font-variant="normal" fo:text-transform="none" fo:color="#000000" style:font-name="Liberation Serif" fo:font-size="13pt" fo:letter-spacing="normal" fo:font-style="normal" fo:font-weight="normal" officeooo:rsid="003dfed6" officeooo:paragraph-rsid="00217804" style:font-size-asian="13pt" style:font-weight-asian="normal" style:font-size-complex="13pt" style:font-weight-complex="normal"/>
    </style:style>
    <style:style style:name="P3" style:family="paragraph" style:parent-style-name="Text_20_body">
      <style:paragraph-properties fo:line-height="100%"/>
      <style:text-properties fo:font-variant="normal" fo:text-transform="none" fo:color="#000000" style:text-line-through-style="none" style:text-line-through-type="none" style:font-name="Liberation Serif" fo:font-size="13pt" fo:font-style="normal" style:text-underline-style="none" fo:font-weight="bold" officeooo:rsid="001fbd7b" officeooo:paragraph-rsid="001fbd7b" style:text-blinking="false" fo:background-color="transparent" style:font-size-asian="13pt" style:font-weight-asian="bold" style:font-size-complex="13pt" style:font-weight-complex="bold"/>
    </style:style>
    <style:style style:name="P4" style:family="paragraph" style:parent-style-name="Text_20_body">
      <style:paragraph-properties fo:line-height="100%"/>
      <style:text-properties fo:font-variant="normal" fo:text-transform="none" fo:color="#000000" style:text-line-through-style="none" style:text-line-through-type="none" style:font-name="Liberation Serif" fo:font-size="13pt" fo:font-style="normal" style:text-underline-style="solid" style:text-underline-width="auto" style:text-underline-color="font-color" fo:font-weight="bold" officeooo:rsid="001fbd7b" officeooo:paragraph-rsid="001fbd7b" style:text-blinking="false" fo:background-color="transparent" style:font-size-asian="13pt" style:font-weight-asian="bold" style:font-size-complex="13pt" style:font-weight-complex="bold"/>
    </style:style>
    <style:style style:name="P5" style:family="paragraph" style:parent-style-name="Text_20_body">
      <style:paragraph-properties fo:line-height="100%"/>
    </style:style>
    <style:style style:name="P6" style:family="paragraph" style:parent-style-name="Text_20_body">
      <style:paragraph-properties fo:line-height="100%"/>
      <style:text-properties officeooo:paragraph-rsid="00176138"/>
    </style:style>
    <style:style style:name="P7" style:family="paragraph" style:parent-style-name="Text_20_body">
      <style:paragraph-properties fo:line-height="100%"/>
      <style:text-properties officeooo:paragraph-rsid="001df283"/>
    </style:style>
    <style:style style:name="P8" style:family="paragraph" style:parent-style-name="Text_20_body">
      <style:paragraph-properties fo:line-height="100%"/>
      <style:text-properties officeooo:paragraph-rsid="001fbd7b"/>
    </style:style>
    <style:style style:name="P9" style:family="paragraph" style:parent-style-name="Text_20_body">
      <style:paragraph-properties fo:line-height="100%"/>
      <style:text-properties officeooo:paragraph-rsid="00217804"/>
    </style:style>
    <style:style style:name="P10" style:family="paragraph" style:parent-style-name="Text_20_body">
      <style:paragraph-properties fo:line-height="100%"/>
      <style:text-properties officeooo:paragraph-rsid="002465e6"/>
    </style:style>
    <style:style style:name="P11" style:family="paragraph" style:parent-style-name="Text_20_body">
      <style:text-properties officeooo:paragraph-rsid="001997c0"/>
    </style:style>
    <style:style style:name="P12" style:family="paragraph" style:parent-style-name="Text_20_body">
      <style:paragraph-properties fo:line-height="100%"/>
      <style:text-properties style:text-underline-style="solid" style:text-underline-width="auto" style:text-underline-color="font-color" officeooo:rsid="001c7f35" officeooo:paragraph-rsid="001c7f35"/>
    </style:style>
    <style:style style:name="P13" style:family="paragraph" style:parent-style-name="Text_20_body">
      <style:paragraph-properties fo:line-height="100%"/>
      <style:text-properties style:text-underline-style="solid" style:text-underline-width="auto" style:text-underline-color="font-color" fo:font-weight="bold" officeooo:rsid="001df283" officeooo:paragraph-rsid="001df283" style:font-weight-asian="bold" style:font-weight-complex="bold"/>
    </style:style>
    <style:style style:name="P14" style:family="paragraph" style:parent-style-name="Text_20_body">
      <style:paragraph-properties fo:line-height="100%"/>
      <style:text-properties style:text-underline-style="none" fo:font-weight="normal" officeooo:rsid="001c7f35" officeooo:paragraph-rsid="001c7f35" style:font-weight-asian="normal" style:font-weight-complex="normal"/>
    </style:style>
    <style:style style:name="P15" style:family="paragraph" style:parent-style-name="Text_20_body">
      <style:paragraph-properties fo:line-height="100%"/>
      <style:text-properties style:text-underline-style="none" fo:font-weight="bold" officeooo:rsid="001df283" officeooo:paragraph-rsid="001df283" style:font-weight-asian="bold" style:font-weight-complex="bold"/>
    </style:style>
    <style:style style:name="P16" style:family="paragraph" style:parent-style-name="Text_20_body">
      <style:paragraph-properties fo:line-height="100%"/>
      <style:text-properties style:font-name="Liberation Serif" fo:font-size="13pt" officeooo:paragraph-rsid="001fbd7b" style:font-size-asian="13pt" style:font-size-complex="13pt"/>
    </style:style>
    <style:style style:name="P17" style:family="paragraph" style:parent-style-name="Text_20_body">
      <style:paragraph-properties fo:line-height="100%"/>
      <style:text-properties officeooo:rsid="002465e6" officeooo:paragraph-rsid="0025c096"/>
    </style:style>
    <style:style style:name="P18" style:family="paragraph" style:parent-style-name="Text_20_body">
      <style:paragraph-properties fo:margin-top="0cm" fo:margin-bottom="0cm" loext:contextual-spacing="false" fo:line-height="100%"/>
      <style:text-properties fo:font-variant="normal" fo:text-transform="none" fo:color="#000000" style:font-name="Liberation Serif" fo:font-size="13pt" fo:letter-spacing="normal" fo:font-style="normal" fo:font-weight="normal" officeooo:rsid="00130ab7" officeooo:paragraph-rsid="00130ab7" style:font-size-asian="13pt" style:font-weight-asian="normal" style:font-size-complex="13pt" style:font-weight-complex="normal"/>
    </style:style>
    <style:style style:name="P19" style:family="paragraph" style:parent-style-name="Text_20_body">
      <style:paragraph-properties fo:margin-top="0cm" fo:margin-bottom="0cm" loext:contextual-spacing="false" fo:line-height="100%"/>
      <style:text-properties fo:font-variant="normal" fo:text-transform="none" fo:color="#000000" style:font-name="Liberation Serif" fo:font-size="13pt" fo:letter-spacing="normal" fo:font-style="normal" fo:font-weight="normal" officeooo:paragraph-rsid="00130123" style:font-size-asian="13pt" style:font-weight-asian="normal" style:font-size-complex="13pt" style:font-weight-complex="normal"/>
    </style:style>
    <style:style style:name="P20" style:family="paragraph" style:parent-style-name="Heading_20_4">
      <style:paragraph-properties fo:margin-top="0cm" fo:margin-bottom="0cm" loext:contextual-spacing="false" fo:line-height="100%"/>
      <style:text-properties officeooo:paragraph-rsid="00217804"/>
    </style:style>
    <style:style style:name="P21" style:family="paragraph" style:parent-style-name="Heading_20_4">
      <style:paragraph-properties fo:margin-top="0cm" fo:margin-bottom="0cm" loext:contextual-spacing="false" fo:line-height="100%"/>
      <style:text-properties officeooo:rsid="00217804" officeooo:paragraph-rsid="00217804"/>
    </style:style>
    <style:style style:name="P22" style:family="paragraph" style:parent-style-name="Standard">
      <style:text-properties fo:color="#000000" style:font-name="Liberation Serif" fo:font-size="13pt" fo:font-weight="bold" style:font-size-asian="13pt" style:font-weight-asian="bold" style:font-size-complex="13pt" style:font-weight-complex="bold"/>
    </style:style>
    <style:style style:name="P23" style:family="paragraph" style:parent-style-name="Standard">
      <style:paragraph-properties fo:text-align="center" style:justify-single-word="false"/>
      <style:text-properties fo:color="#000000" fo:font-weight="bold" officeooo:rsid="003ef001" officeooo:paragraph-rsid="002800ec" style:font-weight-asian="bold" style:font-weight-complex="bold"/>
    </style:style>
    <style:style style:name="P24" style:family="paragraph" style:parent-style-name="Standard">
      <style:text-properties fo:color="#000000" fo:font-weight="bold" officeooo:paragraph-rsid="002800ec" style:font-weight-asian="bold" style:font-weight-complex="bold"/>
    </style:style>
    <style:style style:name="P25" style:family="paragraph" style:parent-style-name="Heading_20_4">
      <style:paragraph-properties fo:line-height="100%"/>
      <style:text-properties officeooo:paragraph-rsid="001997c0"/>
    </style:style>
    <style:style style:name="P26" style:family="paragraph" style:parent-style-name="Heading_20_4">
      <style:paragraph-properties fo:line-height="100%"/>
      <style:text-properties officeooo:paragraph-rsid="001a95f6"/>
    </style:style>
    <style:style style:name="P27" style:family="paragraph" style:parent-style-name="Heading_20_4">
      <style:paragraph-properties fo:line-height="100%">
        <style:tab-stops>
          <style:tab-stop style:position="1.402cm"/>
        </style:tab-stops>
      </style:paragraph-properties>
      <style:text-properties officeooo:paragraph-rsid="00217804"/>
    </style:style>
    <style:style style:name="P28" style:family="paragraph" style:parent-style-name="Heading_20_4">
      <style:paragraph-properties fo:line-height="100%">
        <style:tab-stops>
          <style:tab-stop style:position="1.561cm"/>
        </style:tab-stops>
      </style:paragraph-properties>
      <style:text-properties officeooo:rsid="00217804" officeooo:paragraph-rsid="00217804"/>
    </style:style>
    <style:style style:name="P29" style:family="paragraph" style:parent-style-name="Heading_20_4">
      <style:paragraph-properties fo:line-height="100%"/>
      <style:text-properties style:font-name="Liberation Serif" fo:font-size="13pt" officeooo:rsid="00217804" officeooo:paragraph-rsid="00217804" style:font-size-asian="13pt" style:font-size-complex="13pt"/>
    </style:style>
    <style:style style:name="P30" style:family="paragraph" style:parent-style-name="Heading_20_4">
      <style:paragraph-properties fo:margin-top="0.011cm" fo:margin-bottom="0.011cm" loext:contextual-spacing="false" fo:line-height="100%"/>
      <style:text-properties officeooo:paragraph-rsid="00217804"/>
    </style:style>
    <style:style style:name="P31" style:family="paragraph" style:parent-style-name="Text_20_body">
      <style:paragraph-properties fo:margin-top="0cm" fo:margin-bottom="0.046cm" loext:contextual-spacing="false" fo:line-height="100%"/>
    </style:style>
    <style:style style:name="P32" style:family="paragraph" style:parent-style-name="Text_20_body">
      <style:paragraph-properties fo:margin-top="0cm" fo:margin-bottom="0.046cm" loext:contextual-spacing="false" fo:line-height="100%"/>
      <style:text-properties officeooo:paragraph-rsid="001aa770"/>
    </style:style>
    <style:style style:name="P33" style:family="paragraph" style:parent-style-name="Text_20_body">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officeooo:rsid="001fbd7b" officeooo:paragraph-rsid="001fbd7b" style:text-blinking="false" fo:background-color="transparent" style:font-size-asian="13pt" style:font-size-complex="13pt"/>
    </style:style>
    <style:style style:name="P34" style:family="paragraph" style:parent-style-name="Table_20_Contents">
      <style:text-properties officeooo:rsid="003ef001" officeooo:paragraph-rsid="002800ec"/>
    </style:style>
    <style:style style:name="P35" style:family="paragraph" style:parent-style-name="Heading_20_3">
      <style:paragraph-properties fo:margin-top="0.046cm" fo:margin-bottom="0.011cm" loext:contextual-spacing="false" fo:line-height="100%"/>
      <style:text-properties fo:font-size="13pt" fo:font-weight="normal" style:font-size-asian="13pt" style:font-weight-asian="normal" style:font-size-complex="13pt" style:font-weight-complex="normal"/>
    </style:style>
    <style:style style:name="P36" style:family="paragraph" style:parent-style-name="Standard">
      <style:paragraph-properties fo:line-height="100%"/>
      <style:text-properties fo:font-variant="normal" fo:text-transform="none" fo:color="#000000" style:font-name="Liberation Serif" fo:font-size="13pt" fo:letter-spacing="normal" fo:font-style="normal" fo:font-weight="bold" officeooo:paragraph-rsid="002800ec" style:font-size-asian="13pt" style:font-weight-asian="bold" style:font-size-complex="13pt" style:font-weight-complex="bold"/>
    </style:style>
    <style:style style:name="P37" style:family="paragraph" style:parent-style-name="Text_20_body">
      <style:paragraph-properties fo:line-height="100%"/>
      <style:text-properties fo:font-variant="normal" fo:text-transform="none" fo:color="#000000" style:font-name="Liberation Serif" fo:font-size="13pt" fo:letter-spacing="normal" fo:font-style="normal" fo:font-weight="normal" officeooo:rsid="001aa770" officeooo:paragraph-rsid="001aa770" style:font-size-asian="13pt" style:font-weight-asian="normal" style:font-size-complex="13pt" style:font-weight-complex="normal"/>
    </style:style>
    <style:style style:name="P38" style:family="paragraph" style:parent-style-name="Text_20_body">
      <style:paragraph-properties fo:line-height="100%"/>
      <style:text-properties fo:font-variant="normal" fo:text-transform="none" fo:color="#000000" style:font-name="Liberation Serif" fo:font-size="13pt" fo:letter-spacing="normal" fo:font-style="normal" fo:font-weight="normal" officeooo:rsid="001a95f6" officeooo:paragraph-rsid="00217804" style:font-size-asian="13pt" style:font-weight-asian="normal" style:font-size-complex="13pt" style:font-weight-complex="normal"/>
    </style:style>
    <style:style style:name="P39" style:family="paragraph" style:parent-style-name="Text_20_body">
      <style:paragraph-properties fo:line-height="100%"/>
      <style:text-properties fo:font-variant="normal" fo:text-transform="none" fo:color="#000000" style:font-name="Liberation Serif" fo:font-size="13pt" fo:letter-spacing="normal" fo:font-style="normal" fo:font-weight="normal" officeooo:rsid="001a95f6" officeooo:paragraph-rsid="002465e6" style:font-size-asian="13pt" style:font-weight-asian="normal" style:font-size-complex="13pt" style:font-weight-complex="normal"/>
    </style:style>
    <style:style style:name="P40" style:family="paragraph" style:parent-style-name="Text_20_body">
      <style:paragraph-properties fo:line-height="100%"/>
      <style:text-properties fo:font-variant="normal" fo:text-transform="none" fo:color="#000000" style:font-name="Liberation Serif" fo:font-size="13pt" fo:letter-spacing="normal" fo:font-style="normal" fo:font-weight="normal" officeooo:paragraph-rsid="002465e6" style:font-size-asian="13pt" style:font-weight-asian="normal" style:font-size-complex="13pt" style:font-weight-complex="normal"/>
    </style:style>
    <style:style style:name="P41" style:family="paragraph" style:parent-style-name="Text_20_body">
      <style:paragraph-properties fo:line-height="100%"/>
      <style:text-properties fo:font-variant="normal" fo:text-transform="none" fo:color="#000000" style:font-name="Liberation Serif" fo:font-size="13pt" fo:letter-spacing="normal" fo:font-style="normal" fo:font-weight="normal" officeooo:rsid="003838bd" officeooo:paragraph-rsid="0026e61c" style:font-size-asian="13pt" style:font-weight-asian="normal" style:font-size-complex="13pt" style:font-weight-complex="normal"/>
    </style:style>
    <style:style style:name="P42" style:family="paragraph" style:parent-style-name="Text_20_body" style:list-style-name="L13">
      <style:paragraph-properties fo:line-height="100%"/>
      <style:text-properties fo:font-variant="normal" fo:text-transform="none" fo:color="#000000" style:font-name="Liberation Serif" fo:font-size="13pt" fo:letter-spacing="normal" fo:font-style="normal" fo:font-weight="normal" officeooo:rsid="0026e61c" officeooo:paragraph-rsid="0026e61c" style:font-size-asian="13pt" style:font-weight-asian="normal" style:font-size-complex="13pt" style:font-weight-complex="normal"/>
    </style:style>
    <style:style style:name="P43" style:family="paragraph" style:parent-style-name="Text_20_body">
      <style:paragraph-properties fo:line-height="100%"/>
      <style:text-properties fo:font-variant="normal" fo:text-transform="none" fo:color="#000000" style:font-name="Liberation Serif" fo:font-size="13pt" fo:letter-spacing="normal" fo:font-style="normal" fo:font-weight="bold" officeooo:rsid="001a95f6" officeooo:paragraph-rsid="001a95f6" style:font-size-asian="13pt" style:font-weight-asian="bold" style:font-size-complex="13pt" style:font-weight-complex="bold"/>
    </style:style>
    <style:style style:name="P44" style:family="paragraph" style:parent-style-name="Text_20_body">
      <style:paragraph-properties fo:line-height="100%"/>
      <style:text-properties fo:font-variant="normal" fo:text-transform="none" fo:color="#000000" style:font-name="Liberation Serif" fo:font-size="13pt" fo:letter-spacing="normal" fo:font-style="normal" fo:font-weight="bold" officeooo:rsid="001a95f6" officeooo:paragraph-rsid="0026e61c" style:font-size-asian="13pt" style:font-weight-asian="bold" style:font-size-complex="13pt" style:font-weight-complex="bold"/>
    </style:style>
    <style:style style:name="P45" style:family="paragraph" style:parent-style-name="Text_20_body">
      <style:paragraph-properties fo:line-height="100%">
        <style:tab-stops>
          <style:tab-stop style:position="1.402cm"/>
        </style:tab-stops>
      </style:paragraph-properties>
      <style:text-properties fo:font-variant="normal" fo:text-transform="none" fo:color="#000000" style:font-name="Liberation Serif" fo:font-size="13pt" fo:letter-spacing="normal" fo:font-style="normal" fo:font-weight="bold" officeooo:rsid="001a95f6" officeooo:paragraph-rsid="00217804" style:font-size-asian="13pt" style:font-weight-asian="bold" style:font-size-complex="13pt" style:font-weight-complex="bold"/>
    </style:style>
    <style:style style:name="P46" style:family="paragraph" style:parent-style-name="Text_20_body">
      <style:paragraph-properties fo:line-height="100%"/>
      <style:text-properties fo:font-variant="normal" fo:text-transform="none" fo:color="#000000" style:font-name="Liberation Serif" fo:font-size="13pt" fo:letter-spacing="normal" fo:font-style="normal" style:text-underline-style="solid" style:text-underline-width="auto" style:text-underline-color="font-color" fo:font-weight="bold" officeooo:rsid="001c7f35" officeooo:paragraph-rsid="001c7f35" style:font-size-asian="13pt" style:font-weight-asian="bold" style:font-size-complex="13pt" style:font-weight-complex="bold"/>
    </style:style>
    <style:style style:name="P47" style:family="paragraph" style:parent-style-name="Text_20_body">
      <style:paragraph-properties fo:line-height="100%"/>
      <style:text-properties fo:font-variant="normal" fo:text-transform="none" fo:color="#000000" style:font-name="Liberation Serif" fo:font-size="13pt" fo:letter-spacing="normal" fo:font-style="normal" style:text-underline-style="none" fo:font-weight="bold" officeooo:rsid="001df283" officeooo:paragraph-rsid="001df283" style:font-size-asian="13pt" style:font-weight-asian="bold" style:font-size-complex="13pt" style:font-weight-complex="bold"/>
    </style:style>
    <style:style style:name="P48" style:family="paragraph" style:parent-style-name="Text_20_body">
      <style:paragraph-properties fo:line-height="100%"/>
      <style:text-properties fo:font-variant="normal" fo:text-transform="none" fo:color="#000000" style:text-line-through-style="none" style:text-line-through-type="none" style:font-name="Liberation Serif" fo:font-size="13pt" fo:letter-spacing="normal" fo:font-style="normal" style:text-underline-style="solid" style:text-underline-width="auto" style:text-underline-color="font-color" fo:font-weight="normal" officeooo:rsid="001df283" officeooo:paragraph-rsid="001df283" style:text-blinking="false" fo:background-color="transparent" style:font-size-asian="13pt" style:font-weight-asian="bold" style:font-size-complex="13pt" style:font-weight-complex="bold"/>
    </style:style>
    <style:style style:name="P49" style:family="paragraph" style:parent-style-name="Text_20_body">
      <style:paragraph-properties fo:line-height="100%"/>
      <style:text-properties fo:font-variant="normal" fo:text-transform="none" fo:color="#000000" style:text-line-through-style="none" style:text-line-through-type="none" style:font-name="Liberation Serif" fo:font-size="13pt" fo:letter-spacing="normal" fo:font-style="normal" style:text-underline-style="solid" style:text-underline-width="auto" style:text-underline-color="font-color" fo:font-weight="normal" officeooo:rsid="001fbd7b" officeooo:paragraph-rsid="001fbd7b" style:text-blinking="false" fo:background-color="transparent" style:font-size-asian="13pt" style:font-weight-asian="normal" style:font-size-complex="13pt" style:font-weight-complex="normal"/>
    </style:style>
    <style:style style:name="P50" style:family="paragraph" style:parent-style-name="Text_20_body">
      <style:paragraph-properties fo:line-height="100%"/>
      <style:text-properties fo:font-variant="normal" fo:text-transform="none" fo:color="#000000" style:text-line-through-style="none" style:text-line-through-type="none" style:font-name="Liberation Serif" fo:font-size="13pt" fo:letter-spacing="normal" fo:font-style="normal" style:text-underline-style="solid" style:text-underline-width="auto" style:text-underline-color="font-color" fo:font-weight="bold" officeooo:rsid="001fbd7b" officeooo:paragraph-rsid="001fbd7b" style:text-blinking="false" fo:background-color="transparent" style:font-size-asian="13pt" style:font-weight-asian="bold" style:font-size-complex="13pt" style:font-weight-complex="bold"/>
    </style:style>
    <style:style style:name="P51" style:family="paragraph" style:parent-style-name="Text_20_body" style:list-style-name="L12">
      <style:paragraph-properties fo:line-height="100%"/>
      <style:text-properties fo:font-variant="normal" fo:text-transform="none" fo:color="#000000" style:text-line-through-style="none" style:text-line-through-type="none" style:font-name="Liberation Serif" fo:font-size="13pt" fo:letter-spacing="normal" fo:font-style="normal" style:text-underline-style="solid" style:text-underline-width="auto" style:text-underline-color="font-color" fo:font-weight="bold" officeooo:rsid="001fbd7b" officeooo:paragraph-rsid="001fbd7b" style:text-blinking="false" fo:background-color="transparent" style:font-size-asian="13pt" style:font-weight-asian="bold" style:font-size-complex="13pt" style:font-weight-complex="bold"/>
    </style:style>
    <style:style style:name="P52" style:family="paragraph" style:parent-style-name="Text_20_body">
      <style:paragraph-properties fo:line-height="100%"/>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1df283" officeooo:paragraph-rsid="001fbd7b" style:text-blinking="false" fo:background-color="transparent" style:font-size-asian="13pt" style:font-weight-asian="normal" style:font-size-complex="13pt" style:font-weight-complex="normal"/>
    </style:style>
    <style:style style:name="P53" style:family="paragraph" style:parent-style-name="Text_20_body" style:list-style-name="L1">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4" style:family="paragraph" style:parent-style-name="Text_20_body" style:list-style-name="L3">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5" style:family="paragraph" style:parent-style-name="Text_20_body" style:list-style-name="L4">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6" style:family="paragraph" style:parent-style-name="Text_20_body" style:list-style-name="L5">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7" style:family="paragraph" style:parent-style-name="Text_20_body" style:list-style-name="L6">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8" style:family="paragraph" style:parent-style-name="Text_20_body" style:list-style-name="L7">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59" style:family="paragraph" style:parent-style-name="Text_20_body" style:list-style-name="L7">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officeooo:paragraph-rsid="001fbd7b" style:text-blinking="false" fo:background-color="transparent" style:font-size-asian="13pt" style:font-size-complex="13pt"/>
    </style:style>
    <style:style style:name="P60" style:family="paragraph" style:parent-style-name="Text_20_body" style:list-style-name="L8">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61" style:family="paragraph" style:parent-style-name="Text_20_body" style:list-style-name="L9">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62" style:family="paragraph" style:parent-style-name="Text_20_body" style:list-style-name="L10">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63" style:family="paragraph" style:parent-style-name="Text_20_body" style:list-style-name="L11">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64" style:family="paragraph" style:parent-style-name="Text_20_body" style:list-style-name="L11">
      <loext:graphic-properties draw:fill="none" draw:fill-color="#ffffff"/>
      <style:paragraph-properties fo:margin-left="0cm" fo:margin-right="0cm" fo:margin-top="0cm" fo:margin-bottom="0cm" loext:contextual-spacing="false" fo:line-height="100%" fo:text-indent="0cm" style:auto-text-indent="false"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officeooo:rsid="001fbd7b" officeooo:paragraph-rsid="001fbd7b" style:text-blinking="false" fo:background-color="transparent" style:font-size-asian="13pt" style:font-size-complex="13pt"/>
    </style:style>
    <style:style style:name="P65" style:family="paragraph" style:parent-style-name="Text_20_body" style:list-style-name="L2">
      <style:paragraph-properties fo:margin-top="0cm" fo:margin-bottom="0cm" loext:contextual-spacing="false" fo:line-height="100%"/>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1df283" officeooo:paragraph-rsid="001df283" style:text-blinking="false" fo:background-color="transparent" style:font-size-asian="13pt" style:font-weight-asian="bold" style:font-size-complex="13pt" style:font-weight-complex="bold"/>
    </style:style>
    <style:style style:name="P66" style:family="paragraph" style:parent-style-name="Text_20_body" style:list-style-name="L12">
      <style:paragraph-properties fo:margin-top="0cm" fo:margin-bottom="0cm" loext:contextual-spacing="false" fo:line-height="100%"/>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1fbd7b" officeooo:paragraph-rsid="001fbd7b" style:text-blinking="false" fo:background-color="transparent" style:font-size-asian="13pt" style:font-weight-asian="bold" style:font-size-complex="13pt" style:font-weight-complex="bold"/>
    </style:style>
    <style:style style:name="P67" style:family="paragraph" style:parent-style-name="Text_20_body" style:list-style-name="L2">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68" style:family="paragraph" style:parent-style-name="Text_20_body" style:list-style-name="L12">
      <loext:graphic-properties draw:fill="none" draw:fill-color="#ffffff"/>
      <style:paragraph-properties fo:margin-top="0cm" fo:margin-bottom="0cm" loext:contextual-spacing="false" fo:line-height="100%" fo:background-color="transparent" style:writing-mode="lr-tb"/>
      <style:text-properties fo:font-variant="normal" fo:text-transform="none" fo:color="#000000" style:text-line-through-style="none" style:text-line-through-type="none" style:font-name="Liberation Serif" fo:font-size="13pt" fo:font-style="normal" style:text-underline-style="none" fo:font-weight="normal" style:text-blinking="false" fo:background-color="transparent" style:font-size-asian="13pt" style:font-size-complex="13pt"/>
    </style:style>
    <style:style style:name="P69" style:family="paragraph" style:parent-style-name="Text_20_body" style:list-style-name="L8">
      <style:paragraph-properties fo:margin-top="0cm" fo:margin-bottom="0.046cm" loext:contextual-spacing="false" fo:line-height="100%"/>
      <style:text-properties style:font-name="Liberation Serif" fo:font-size="13pt" officeooo:paragraph-rsid="001fbd7b"/>
    </style:style>
    <style:style style:name="P70" style:family="paragraph" style:parent-style-name="Text_20_body">
      <style:paragraph-properties fo:margin-top="0cm" fo:margin-bottom="0.046cm" loext:contextual-spacing="false" fo:line-height="100%"/>
      <style:text-properties fo:font-variant="normal" fo:text-transform="none" fo:color="#000000" style:font-name="Liberation Serif" fo:font-size="13pt" fo:letter-spacing="normal" fo:font-style="normal" fo:font-weight="normal" officeooo:rsid="001a95f6" officeooo:paragraph-rsid="00217804" style:font-size-asian="13pt" style:font-weight-asian="normal" style:font-size-complex="13pt" style:font-weight-complex="normal"/>
    </style:style>
    <style:style style:name="P71" style:family="paragraph" style:parent-style-name="Heading_20_4">
      <style:paragraph-properties fo:line-height="100%"/>
      <style:text-properties fo:font-variant="normal" fo:text-transform="none" fo:color="#000000" style:font-name="Liberation Serif" fo:font-size="13pt" fo:letter-spacing="normal" fo:font-style="normal" fo:font-weight="bold" officeooo:rsid="001997c0" officeooo:paragraph-rsid="001a95f6" style:font-size-asian="13pt" style:font-weight-asian="bold" style:font-size-complex="13pt" style:font-weight-complex="bold"/>
    </style:style>
    <style:style style:name="P72" style:family="paragraph" style:parent-style-name="Heading_20_4">
      <style:paragraph-properties fo:line-height="100%"/>
      <style:text-properties fo:font-variant="normal" fo:text-transform="none" fo:color="#000000" style:font-name="Liberation Serif" fo:font-size="13pt" fo:letter-spacing="normal" fo:font-style="normal" fo:font-weight="normal" officeooo:rsid="001a95f6" officeooo:paragraph-rsid="001a95f6" style:font-size-asian="13pt" style:font-weight-asian="normal" style:font-size-complex="13pt" style:font-weight-complex="normal"/>
    </style:style>
    <style:style style:name="P73" style:family="paragraph" style:parent-style-name="Heading_20_1">
      <style:paragraph-properties fo:line-height="100%"/>
      <style:text-properties fo:font-variant="normal" fo:text-transform="none" fo:color="#000000" style:font-name="Liberation Serif" fo:font-size="13pt" fo:letter-spacing="normal" fo:font-style="normal" style:text-underline-style="solid" style:text-underline-width="auto" style:text-underline-color="font-color" fo:font-weight="bold" officeooo:rsid="001a95f6" officeooo:paragraph-rsid="001a95f6" style:font-size-asian="13pt" style:font-weight-asian="bold" style:font-size-complex="13pt" style:font-weight-complex="bold"/>
    </style:style>
    <style:style style:name="P74" style:family="paragraph" style:parent-style-name="Heading_20_3">
      <style:paragraph-properties fo:margin-top="0.101cm" fo:margin-bottom="0.101cm" loext:contextual-spacing="false" fo:line-height="100%"/>
      <style:text-properties fo:font-variant="normal" fo:text-transform="none" fo:color="#000000" style:font-name="Liberation Serif" fo:font-size="13pt" fo:letter-spacing="normal" fo:font-style="normal" fo:font-weight="normal" officeooo:rsid="00217804" officeooo:paragraph-rsid="00217804" style:font-size-asian="13pt" style:font-weight-asian="normal" style:font-size-complex="13pt" style:font-weight-complex="normal"/>
    </style:style>
    <style:style style:name="P75" style:family="paragraph" style:parent-style-name="Heading_20_3">
      <style:paragraph-properties fo:margin-top="0cm" fo:margin-bottom="0cm" loext:contextual-spacing="false" fo:line-height="100%"/>
      <style:text-properties fo:font-variant="normal" fo:text-transform="none" fo:color="#000000" style:font-name="Liberation Serif" fo:font-size="13pt" fo:letter-spacing="normal" fo:font-style="normal" fo:font-weight="normal" officeooo:rsid="00217804" officeooo:paragraph-rsid="00217804" style:font-size-asian="13pt" style:font-weight-asian="normal" style:font-size-complex="13pt" style:font-weight-complex="normal"/>
    </style:style>
    <style:style style:name="P76" style:family="paragraph" style:parent-style-name="Heading_20_3">
      <style:paragraph-properties fo:margin-top="0.046cm" fo:margin-bottom="0.011cm" loext:contextual-spacing="false" fo:line-height="100%"/>
      <style:text-properties fo:font-variant="normal" fo:text-transform="none" fo:color="#000000" style:font-name="Liberation Serif" fo:font-size="13pt" fo:letter-spacing="normal" fo:font-style="normal" fo:font-weight="normal" officeooo:rsid="00217804" officeooo:paragraph-rsid="00217804" style:font-size-asian="13pt" style:font-weight-asian="normal" style:font-size-complex="13pt" style:font-weight-complex="normal"/>
    </style:style>
    <style:style style:name="P77" style:family="paragraph" style:parent-style-name="Heading_20_3">
      <style:paragraph-properties fo:margin-top="0.046cm" fo:margin-bottom="0.011cm" loext:contextual-spacing="false" fo:line-height="100%"/>
      <style:text-properties fo:font-variant="normal" fo:text-transform="none" fo:color="#000000" style:font-name="Liberation Serif" fo:font-size="13pt" fo:letter-spacing="normal" fo:font-style="normal" fo:font-weight="normal" officeooo:rsid="001a95f6" officeooo:paragraph-rsid="001a95f6" style:font-size-asian="13pt" style:font-weight-asian="normal" style:font-size-complex="13pt" style:font-weight-complex="normal"/>
    </style:style>
    <style:style style:name="T1" style:family="text">
      <style:text-properties fo:font-weight="bold"/>
    </style:style>
    <style:style style:name="T2" style:family="text">
      <style:text-properties fo:font-weight="bold" officeooo:rsid="0016dc5c"/>
    </style:style>
    <style:style style:name="T3" style:family="text">
      <style:text-properties officeooo:rsid="0014aed4"/>
    </style:style>
    <style:style style:name="T4" style:family="text">
      <style:text-properties fo:font-weight="normal"/>
    </style:style>
    <style:style style:name="T5" style:family="text">
      <style:text-properties fo:font-weight="normal" officeooo:rsid="0016dc5c"/>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Liberation Serif" fo:font-size="13pt" fo:letter-spacing="normal" fo:font-style="normal" fo:font-weight="bold" style:font-size-asian="13pt" style:font-weight-asian="normal" style:font-size-complex="13pt" style:font-weight-complex="normal"/>
    </style:style>
    <style:style style:name="T8" style:family="text">
      <style:text-properties fo:font-variant="normal" fo:text-transform="none" fo:color="#000000" style:font-name="Liberation Serif" fo:font-size="13pt" fo:letter-spacing="normal" fo:font-style="normal" fo:font-weight="bold" style:font-size-asian="13pt" style:font-weight-asian="bold" style:font-size-complex="13pt" style:font-weight-complex="bold"/>
    </style:style>
    <style:style style:name="T9" style:family="text">
      <style:text-properties fo:font-variant="normal" fo:text-transform="none" fo:color="#000000" style:font-name="Liberation Serif" fo:font-size="13pt" fo:letter-spacing="normal" fo:font-style="normal" fo:font-weight="bold" officeooo:rsid="001997c0" style:font-size-asian="13pt" style:font-weight-asian="bold" style:font-size-complex="13pt" style:font-weight-complex="bold"/>
    </style:style>
    <style:style style:name="T10" style:family="text">
      <style:text-properties fo:font-variant="normal" fo:text-transform="none" fo:color="#000000" style:font-name="Liberation Serif" fo:font-size="13pt" fo:letter-spacing="normal" fo:font-style="normal" fo:font-weight="bold" officeooo:rsid="001a95f6" style:font-size-asian="13pt" style:font-weight-asian="bold" style:font-size-complex="13pt" style:font-weight-complex="bold"/>
    </style:style>
    <style:style style:name="T11" style:family="text">
      <style:text-properties fo:font-variant="normal" fo:text-transform="none" fo:color="#000000" style:font-name="Liberation Serif" fo:font-size="13pt" fo:letter-spacing="normal" fo:font-style="normal" fo:font-weight="bold" officeooo:rsid="00217804" style:font-size-asian="13pt" style:font-weight-asian="bold" style:font-size-complex="13pt" style:font-weight-complex="bold"/>
    </style:style>
    <style:style style:name="T12" style:family="text">
      <style:text-properties fo:font-variant="normal" fo:text-transform="none" fo:color="#000000" style:font-name="Liberation Serif" fo:font-size="13pt" fo:letter-spacing="normal" fo:font-style="normal" fo:font-weight="bold" officeooo:rsid="00244624" style:font-size-asian="13pt" style:font-weight-asian="bold" style:font-size-complex="13pt" style:font-weight-complex="bold"/>
    </style:style>
    <style:style style:name="T13" style:family="text">
      <style:text-properties fo:font-variant="normal" fo:text-transform="none" fo:color="#000000" style:font-name="Liberation Serif" fo:font-size="13pt" fo:letter-spacing="normal" fo:font-style="normal" fo:font-weight="bold" style:font-size-asian="13pt" style:font-size-complex="13pt"/>
    </style:style>
    <style:style style:name="T14"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T15" style:family="text">
      <style:text-properties fo:font-variant="normal" fo:text-transform="none" fo:color="#000000" style:font-name="Liberation Serif" fo:font-size="13pt" fo:letter-spacing="normal" fo:font-style="normal" fo:font-weight="normal" officeooo:rsid="0016dc5c" style:font-size-asian="13pt" style:font-weight-asian="normal" style:font-size-complex="13pt" style:font-weight-complex="normal"/>
    </style:style>
    <style:style style:name="T16" style:family="text">
      <style:text-properties fo:font-variant="normal" fo:text-transform="none" fo:color="#000000" style:font-name="Liberation Serif" fo:font-size="13pt" fo:letter-spacing="normal" fo:font-style="normal" fo:font-weight="normal" officeooo:rsid="001997c0" style:font-size-asian="13pt" style:font-weight-asian="normal" style:font-size-complex="13pt" style:font-weight-complex="normal"/>
    </style:style>
    <style:style style:name="T17" style:family="text">
      <style:text-properties fo:font-variant="normal" fo:text-transform="none" fo:color="#000000" style:font-name="Liberation Serif" fo:font-size="13pt" fo:letter-spacing="normal" fo:font-style="normal" fo:font-weight="normal" officeooo:rsid="001aa770" style:font-size-asian="13pt" style:font-weight-asian="normal" style:font-size-complex="13pt" style:font-weight-complex="normal"/>
    </style:style>
    <style:style style:name="T18" style:family="text">
      <style:text-properties fo:font-variant="normal" fo:text-transform="none" fo:color="#000000" style:font-name="Liberation Serif" fo:font-size="13pt" fo:letter-spacing="normal" fo:font-style="normal" fo:font-weight="normal" officeooo:rsid="00244624" style:font-size-asian="13pt" style:font-weight-asian="normal" style:font-size-complex="13pt" style:font-weight-complex="normal"/>
    </style:style>
    <style:style style:name="T19" style:family="text">
      <style:text-properties fo:font-variant="normal" fo:text-transform="none" fo:color="#000000" style:font-name="Liberation Serif" fo:font-size="13pt" fo:letter-spacing="normal" fo:font-style="normal" fo:font-weight="normal" officeooo:rsid="002465e6" style:font-size-asian="13pt" style:font-weight-asian="normal" style:font-size-complex="13pt" style:font-weight-complex="normal"/>
    </style:style>
    <style:style style:name="T20" style:family="text">
      <style:text-properties fo:font-variant="normal" fo:text-transform="none" fo:color="#000000" style:font-name="Liberation Serif" fo:font-size="13pt" fo:letter-spacing="normal" fo:font-style="normal" fo:font-weight="normal" officeooo:rsid="003dfed6" style:font-size-asian="13pt" style:font-weight-asian="normal" style:font-size-complex="13pt" style:font-weight-complex="normal"/>
    </style:style>
    <style:style style:name="T21" style:family="text">
      <style:text-properties fo:font-variant="normal" fo:text-transform="none" fo:color="#000000" style:font-name="Liberation Serif" fo:font-size="13pt" fo:letter-spacing="normal" fo:font-style="normal" fo:font-weight="normal" officeooo:rsid="003eb07b" style:font-size-asian="13pt" style:font-weight-asian="normal" style:font-size-complex="13pt" style:font-weight-complex="normal"/>
    </style:style>
    <style:style style:name="T22" style:family="text">
      <style:text-properties fo:font-variant="normal" fo:text-transform="none" fo:color="#000000" style:font-name="Liberation Serif" fo:font-size="13pt" fo:letter-spacing="normal" fo:font-style="normal" fo:font-weight="normal" officeooo:rsid="003c3ae2" style:font-size-asian="13pt" style:font-weight-asian="normal" style:font-size-complex="13pt" style:font-weight-complex="normal"/>
    </style:style>
    <style:style style:name="T23" style:family="text">
      <style:text-properties fo:font-variant="normal" fo:text-transform="none" fo:color="#000000" style:font-name="Liberation Serif" fo:font-size="13pt" fo:letter-spacing="normal" fo:font-style="normal" fo:font-weight="normal" officeooo:rsid="003615e9" style:font-size-asian="13pt" style:font-weight-asian="normal" style:font-size-complex="13pt" style:font-weight-complex="normal"/>
    </style:style>
    <style:style style:name="T24" style:family="text">
      <style:text-properties fo:font-variant="normal" fo:text-transform="none" fo:color="#000000" style:font-name="Liberation Serif" fo:font-size="13pt" fo:letter-spacing="normal" fo:font-style="normal" fo:font-weight="normal" officeooo:rsid="003838bd" style:font-size-asian="13pt" style:font-weight-asian="normal" style:font-size-complex="13pt" style:font-weight-complex="normal"/>
    </style:style>
    <style:style style:name="T25" style:family="text">
      <style:text-properties fo:font-variant="normal" fo:text-transform="none" fo:color="#000000" style:font-name="Liberation Serif" fo:font-size="13pt" fo:letter-spacing="normal" fo:font-style="normal" style:font-size-asian="13pt" style:font-size-complex="13pt"/>
    </style:style>
    <style:style style:name="T26" style:family="text">
      <style:text-properties fo:font-variant="normal" fo:text-transform="none" fo:color="#000000" style:font-name="Liberation Serif" fo:font-size="13pt" fo:letter-spacing="normal" fo:font-style="normal" officeooo:rsid="001fbd7b" style:font-size-asian="13pt" style:font-size-complex="13pt"/>
    </style:style>
    <style:style style:name="T27" style:family="text">
      <style:text-properties fo:font-variant="normal" fo:text-transform="none" fo:color="#000000" style:font-name="Liberation Serif" fo:font-size="13pt" fo:letter-spacing="normal" fo:font-style="normal" style:text-underline-style="solid" style:text-underline-width="auto" style:text-underline-color="font-color" fo:font-weight="normal" officeooo:rsid="001aa770" style:font-size-asian="13pt" style:font-weight-asian="normal" style:font-size-complex="13pt" style:font-weight-complex="normal"/>
    </style:style>
    <style:style style:name="T28" style:family="text">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29" style:family="text">
      <style:text-properties fo:font-variant="normal" fo:text-transform="none" fo:color="#000000" style:font-name="Liberation Serif" fo:font-size="13pt" fo:letter-spacing="normal" fo:font-style="normal" style:text-underline-style="solid" style:text-underline-width="auto" style:text-underline-color="font-color" fo:font-weight="bold" officeooo:rsid="001aa964" style:font-size-asian="13pt" style:font-weight-asian="bold" style:font-size-complex="13pt" style:font-weight-complex="bold"/>
    </style:style>
    <style:style style:name="T30" style:family="text">
      <style:text-properties fo:font-variant="normal" fo:text-transform="none" fo:color="#000000" style:font-name="Liberation Serif" fo:font-size="13pt" fo:letter-spacing="normal" fo:font-style="normal" style:text-underline-style="solid" style:text-underline-width="auto" style:text-underline-color="font-color" fo:font-weight="bold" officeooo:rsid="001df283" style:font-size-asian="13pt" style:font-weight-asian="bold" style:font-size-complex="13pt" style:font-weight-complex="bold"/>
    </style:style>
    <style:style style:name="T31" style:family="text">
      <style:text-properties fo:font-variant="normal" fo:text-transform="none" fo:color="#000000" style:font-name="Liberation Serif" fo:font-size="13pt" fo:letter-spacing="normal" fo:font-style="normal" style:text-underline-style="solid" style:text-underline-width="auto" style:text-underline-color="font-color" style:font-size-asian="13pt" style:font-size-complex="13pt"/>
    </style:style>
    <style:style style:name="T32" style:family="text">
      <style:text-properties fo:font-variant="normal" fo:text-transform="none" fo:color="#000000" style:font-name="Liberation Serif" fo:font-size="13pt" fo:letter-spacing="normal" fo:font-style="normal" style:text-underline-style="none" fo:font-weight="normal" style:font-size-asian="13pt" style:font-weight-asian="normal" style:font-size-complex="13pt" style:font-weight-complex="normal"/>
    </style:style>
    <style:style style:name="T33" style:family="text">
      <style:text-properties fo:font-variant="normal" fo:text-transform="none" fo:color="#000000" style:font-name="Liberation Serif" fo:font-size="13pt" fo:letter-spacing="normal" fo:font-style="normal" style:text-underline-style="none" fo:font-weight="bold" officeooo:rsid="001df283" style:font-size-asian="13pt" style:font-weight-asian="bold" style:font-size-complex="13pt" style:font-weight-complex="bold"/>
    </style:style>
    <style:style style:name="T34"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1df283" style:text-blinking="false" fo:background-color="transparent" loext:char-shading-value="0" style:font-size-asian="13pt" style:font-weight-asian="normal" style:font-size-complex="13pt" style:font-weight-complex="normal"/>
    </style:style>
    <style:style style:name="T35" style:family="text">
      <style:text-properties fo:font-variant="normal" fo:text-transform="none" fo:color="#000000" style:text-line-through-style="none" style:text-line-through-type="none" style:font-name="Liberation Serif" fo:font-size="13pt" fo:letter-spacing="normal" fo:font-style="normal" style:text-underline-style="solid" style:text-underline-width="auto" style:text-underline-color="font-color" fo:font-weight="bold" officeooo:rsid="001fbd7b" style:text-blinking="false" fo:background-color="transparent" loext:char-shading-value="0" style:font-size-asian="13pt" style:font-weight-asian="bold" style:font-size-complex="13pt" style:font-weight-complex="bold"/>
    </style:style>
    <style:style style:name="T36" style:family="text">
      <style:text-properties fo:font-variant="normal" fo:text-transform="none" fo:color="#000000" style:text-line-through-style="none" style:text-line-through-type="none" style:font-name="Liberation Serif" fo:font-size="13pt" fo:letter-spacing="normal" fo:font-style="normal" style:text-underline-style="none" fo:font-weight="bold" officeooo:rsid="001fbd7b" style:text-blinking="false" fo:background-color="transparent" loext:char-shading-value="0" style:font-size-asian="13pt" style:font-weight-asian="bold" style:font-size-complex="13pt" style:font-weight-complex="bold"/>
    </style:style>
    <style:style style:name="T37" style:family="text">
      <style:text-properties fo:font-variant="normal" fo:text-transform="none" fo:color="#000000" style:text-line-through-style="none" style:text-line-through-type="none" fo:letter-spacing="normal" fo:font-style="normal" style:text-underline-style="none" fo:font-weight="normal" officeooo:rsid="001df283" style:text-blinking="false" fo:background-color="transparent" loext:char-shading-value="0" style:font-size-asian="13pt" style:font-size-complex="13pt"/>
    </style:style>
    <style:style style:name="T38" style:family="text">
      <style:text-properties fo:font-variant="normal" fo:text-transform="none" fo:color="#000000" style:text-line-through-style="none" style:text-line-through-type="none" fo:letter-spacing="normal" fo:font-style="normal" style:text-underline-style="none" fo:font-weight="normal" officeooo:rsid="001fbd7b" style:text-blinking="false" fo:background-color="transparent" loext:char-shading-value="0" style:font-size-asian="13pt" style:font-size-complex="13pt"/>
    </style:style>
    <style:style style:name="T39" style:family="text">
      <style:text-properties fo:font-variant="normal" fo:text-transform="none" fo:color="#000000" style:text-line-through-style="none" style:text-line-through-type="none" fo:letter-spacing="normal" fo:font-style="normal" style:text-underline-style="none" fo:font-weight="bold" officeooo:rsid="001fbd7b"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fo:letter-spacing="normal" fo:font-style="normal" style:text-underline-style="solid" style:text-underline-width="auto" style:text-underline-color="font-color" fo:font-weight="bold" officeooo:rsid="001fbd7b" style:text-blinking="false" fo:background-color="transparent" loext:char-shading-value="0" style:font-weight-asian="bold" style:font-weight-complex="bold"/>
    </style:style>
    <style:style style:name="T41" style:family="text">
      <style:text-properties fo:font-variant="normal" fo:text-transform="none" fo:color="#000000" fo:letter-spacing="normal" fo:font-style="normal" fo:font-weight="normal" officeooo:rsid="0034a0c1" style:font-weight-asian="normal" style:font-weight-complex="normal"/>
    </style:style>
    <style:style style:name="T42" style:family="text">
      <style:text-properties fo:font-variant="normal" fo:text-transform="none" fo:color="#000000" fo:letter-spacing="normal" fo:font-style="normal" fo:font-weight="normal" officeooo:rsid="0022c0f2" style:font-weight-asian="normal" style:font-weight-complex="normal"/>
    </style:style>
    <style:style style:name="T43" style:family="text">
      <style:text-properties fo:font-variant="normal" fo:text-transform="none" fo:color="#000000" fo:letter-spacing="normal" fo:font-style="normal" fo:font-weight="normal" officeooo:rsid="003615e9" style:font-weight-asian="normal" style:font-weight-complex="normal"/>
    </style:style>
    <style:style style:name="T44" style:family="text">
      <style:text-properties fo:font-variant="normal" fo:text-transform="none" fo:color="#000000" fo:letter-spacing="normal" fo:font-style="normal" fo:font-weight="normal" officeooo:rsid="00244624" style:font-weight-asian="normal" style:font-weight-complex="normal"/>
    </style:style>
    <style:style style:name="T45" style:family="text">
      <style:text-properties style:text-underline-style="none" fo:font-weight="bold" style:font-weight-asian="bold" style:font-weight-complex="bold"/>
    </style:style>
    <style:style style:name="T46" style:family="text">
      <style:text-properties officeooo:rsid="001997c0"/>
    </style:style>
    <style:style style:name="T47" style:family="text">
      <style:text-properties officeooo:rsid="001df283"/>
    </style:style>
    <style:style style:name="T48" style:family="text">
      <style:text-properties style:font-name="Liberation Serif"/>
    </style:style>
    <style:style style:name="T49" style:family="text">
      <style:text-properties style:font-name="Liberation Serif" fo:letter-spacing="normal"/>
    </style:style>
    <style:style style:name="T50" style:family="text">
      <style:text-properties style:font-name="Liberation Serif" fo:letter-spacing="normal" style:text-underline-style="solid" style:text-underline-width="auto" style:text-underline-color="font-color" officeooo:rsid="001df283"/>
    </style:style>
    <style:style style:name="T51" style:family="text">
      <style:text-properties style:font-name="Liberation Serif" fo:letter-spacing="normal" officeooo:rsid="001df283"/>
    </style:style>
    <style:style style:name="T52" style:family="text">
      <style:text-properties style:font-name="Liberation Serif" officeooo:rsid="0038ea7d"/>
    </style:style>
    <style:style style:name="T53" style:family="text">
      <style:text-properties fo:letter-spacing="normal"/>
    </style:style>
    <style:style style:name="T54" style:family="text">
      <style:text-properties fo:letter-spacing="normal" style:text-underline-style="solid" style:text-underline-width="auto" style:text-underline-color="font-color"/>
    </style:style>
    <style:style style:name="T55" style:family="text">
      <style:text-properties fo:letter-spacing="normal"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6">Q1.</text:span>What are the popular Mobile operating systems?</text:p>
      <text:p text:style-name="P18">Ans. a)Android</text:p>
      <text:p text:style-name="P18"><text:s text:c="8"/>b)Apple iOS</text:p>
      <text:p text:style-name="P18"><text:s text:c="8"/>c)Blackberry OS</text:p>
      <text:p text:style-name="P18"><text:s text:c="8"/>d)Windows OS</text:p>
      <text:p text:style-name="P18"><text:s text:c="8"/>e)Palm OS</text:p>
      <text:p text:style-name="P18"><text:s text:c="8"/>f)Bada</text:p>
      <text:p text:style-name="P18"><text:s text:c="8"/>g)<text:span text:style-name="T3">Tizen</text:span></text:p>
      <text:p text:style-name="P18"><text:s text:c="8"/><text:span text:style-name="T3">f)Symbian OS</text:span></text:p>
      <text:p text:style-name="P19"/>
      <text:p text:style-name="P1"><text:span text:style-name="T46">Q2.</text:span>Five key challenges in mobile application testing?</text:p>
      <text:p text:style-name="P11"><text:span text:style-name="T16">Ans. </text:span><text:span text:style-name="T7">1. Screen sizes</text:span><text:span text:style-name="T14">: With an advancement in technology, </text:span><text:span text:style-name="T15">many</text:span><text:span text:style-name="T14"> new devices are launched in the market – all varying in their screen sizes. It is extremely challenging to consider multiple screen sizes and test the product across different sizes.</text:span>For testing it means that we need to check on various devices that all the necessary screen elements are accessible with different screen sizes and aspect ratios.<text:span text:style-name="T14">.</text:span></text:p>
      <text:p text:style-name="P5"><text:span text:style-name="T1">2. Display: </text:span>N<text:span text:style-name="T4">owadays mobile phones are coming with colored displays however there are devices that have a white display and they are needed to be considered as well.</text:span></text:p>
      <text:p text:style-name="P5"><text:span text:style-name="T1">3. Operation system:</text:span> <text:span text:style-name="T4">There are numerous operating systems and various versions of each OS, it becomes difficult for testers to test the application and rule out bugs.</text:span><text:span text:style-name="T5">I</text:span><text:span text:style-name="T4">t could work fine on one version but might not work uniformly on some other version of the same OS.</text:span></text:p>
      <text:p text:style-name="P6"><text:span text:style-name="T2">4</text:span><text:span text:style-name="T1">. Network Challenges and Response Time</text:span><text:span text:style-name="T4">: The apps which are supported across multiple geographical locations and are available in multiple languages need to be tested with various operators across multiple countries.However, most development teams do not have an access to multiple networks for testing application’s response time. Moreover, there are nearly 400 mobile network operators present globally using different network infrastructure and this limits the flow of information. When a customer is traveling, he moves from one network coverage to other leading to a drop or change in the connectivity. This factor will have a direct impact on mobile application’s performance and behavior.</text:span></text:p>
      <text:h text:style-name="P25" text:outline-level="4"><text:span text:style-name="T45">5. Battery Life:</text:span><text:span text:style-name="T6">Every smartphone manufacturer is struggling to enable faster performance, better gaming, video viewing etc. while providing a long battery life.While app developers need to take care of battery consumption, it is also the responsibility of the testers to ensure that apart from the app features, usability, and stability, they test the apps for power consumption as well.</text:span></text:h>
      <text:h text:style-name="P71" text:outline-level="4"/>
      <text:h text:style-name="P26" text:outline-level="4"><text:span text:style-name="T9">Q3</text:span><text:span text:style-name="T16">.</text:span><text:span text:style-name="T8">Two categories of Mobile Testing and the difference between them?</text:span></text:h>
      <text:p text:style-name="P32"><text:span text:style-name="T17">Ans</text:span><text:span text:style-name="T27">. </text:span><text:span text:style-name="T29">1)</text:span><text:span text:style-name="T28">Functional Testing:</text:span></text:p>
      <text:p text:style-name="P31">Functional testing performs on the functional behavior of the application to ensures that the application is working as per the requirements. Mostly, testing performs on the user interface and call flows of the application.<text:span text:style-name="T47">F</text:span>unctional testing <text:span text:style-name="T47">done</text:span> on mobile devices manually, <text:span text:style-name="T47">is</text:span> extremely complex, exhaustive and time-consuming task due to various mobile-specific challenges like various mobile devices, mobile operating systems <text:span text:style-name="T47">in</text:span> mobile devices.Functional testing automation process requires lots of human resources, money, and time.Teams combine automated tests with selected manual test scenarios to balance the coverage and efficiency of the functional testing.</text:p>
      <text:p text:style-name="P37"/>
      <text:h text:style-name="P73" text:outline-level="1"><text:soft-page-break/>Performance Testing:</text:h>
      <text:p text:style-name="P5">The testing process is carried out by tester to test the performance and actions of the applications that pass through various mobile device challenges like; low battery power due to heavy battery uses, network out of coverage area/poor bandwidth/changing internet connection mode (2G, 3G, or WiFi)/changing broadband connection, transferring heavy file, less memory, concurrent approach to the application’s server by various users, etc. Application’s server and client both strongly affect the performance of the mobile application, so testers perform testing on both side of the application.</text:p>
      <text:p text:style-name="P43"/>
      <text:p text:style-name="P43"/>
      <text:h text:style-name="P26" text:outline-level="4"><text:span text:style-name="T10">Q4.</text:span><text:span text:style-name="T8">What are the extensions for the Android and iOS executable files?</text:span></text:h>
      <text:p text:style-name="P46">Android:</text:p>
      <text:p text:style-name="P12"><text:span text:style-name="Strong_20_Emphasis"><text:span text:style-name="T32">.apk (Android application package) is the extension of Android OS</text:span></text:span><text:span text:style-name="T32">.So APK is the package file format used by the android OS for distribution and installation of smartphone apps. APK files are a type of archive file, specifically in ZIP format based on the JAR file format.</text:span></text:p>
      <text:p text:style-name="P46"/>
      <text:p text:style-name="P46">Apple iOS:</text:p>
      <text:p text:style-name="P14"><text:span text:style-name="T13">.ipa </text:span><text:span text:style-name="T25">file extension is used for Apple iOS application file and Each “.ipa” file includes a binary for the ARM architecture and can only be installed on an iPhone or iOS-device. Full form of .ipa file is </text:span><text:span text:style-name="T13">iOS application archive file</text:span><text:span text:style-name="T25"> and it is usually encrypted with Apple’s FairPlay DRM technology.</text:span></text:p>
      <text:h text:style-name="P26" text:outline-level="4"><text:span text:style-name="T10">Q5.</text:span><text:span text:style-name="T8">What are the Pros and Cons of Hybrid, Native and Web app?</text:span></text:h>
      <text:p text:style-name="P13"><text:span text:style-name="T25">(a)Hybrid </text:span><text:span text:style-name="T26">App</text:span><text:span text:style-name="T25">:</text:span></text:p>
      <text:p text:style-name="P7"><text:span text:style-name="T33"><text:tab/></text:span><text:span text:style-name="T30">Advantages:</text:span></text:p>
      <text:list xml:id="list2541053096" text:style-name="L1">
        <text:list-item>
          <text:p text:style-name="P53">Developing a Hybrid App is cheaper than developing a Native App. It can be built for cross-platforms, i.e., reduced cost for App developme<text:span text:style-name="T47">nt.</text:span></text:p>
        </text:list-item>
        <text:list-item>
          <text:p text:style-name="P53">Maintenance is simple, as there are not many versions to be maintained.</text:p>
        </text:list-item>
        <text:list-item>
          <text:p text:style-name="P53">It can take advantage of a few features available in the device.</text:p>
        </text:list-item>
        <text:list-item>
          <text:p text:style-name="P53">It can be found in the App Store, which makes the distribution easy.</text:p>
        </text:list-item>
        <text:list-item>
          <text:p text:style-name="P53">It has a browser embedded within the app only.</text:p>
        </text:list-item>
      </text:list>
      <text:p text:style-name="P47"><text:tab/></text:p>
      <text:p text:style-name="P15"><text:span text:style-name="T25"><text:tab/></text:span><text:span text:style-name="T31">Disadvantages:</text:span></text:p>
      <text:list xml:id="list3022351407" text:style-name="L2">
        <text:list-item>
          <text:p text:style-name="P65"><text:bookmark text:name="docs-internal-guid-03a05900-7fff-bf34-2743-c93966b9b7b7"/>Graphics are less accustomed with the operating system as compared to Native Apps.</text:p>
        </text:list-item>
        <text:list-item>
          <text:p text:style-name="P67">Hybrid Apps are slower than Native Apps. </text:p>
        </text:list-item>
      </text:list>
      <text:p text:style-name="P48"/>
      <text:p text:style-name="P50">(b)Native App:</text:p>
      <text:p text:style-name="P8"><text:span text:style-name="T36"><text:tab/></text:span><text:span text:style-name="T35">Advantages:</text:span></text:p>
      <text:list xml:id="list2132199087" text:style-name="L3">
        <text:list-item>
          <text:p text:style-name="P54">They can take full advantage of all the device features,they can use the camera, the GPS, the accelerometer, the compass, the list of contacts, and so on. They can also incorporate gestures.</text:p>
        </text:list-item>
      </text:list>
      <text:list xml:id="list3375525183" text:style-name="L4">
        <text:list-item>
          <text:p text:style-name="P55">Native apps can use the device’s notification system and can work offline.</text:p>
        </text:list-item>
      </text:list>
      <text:list xml:id="list2260879641" text:style-name="L5">
        <text:list-item>
          <text:p text:style-name="P56">Publishers can make use of push-notifications, alerting users every time a new piece of content is published or when their attention is required.</text:p>
        </text:list-item>
      </text:list>
      <text:list xml:id="list1709959423" text:style-name="L6">
        <text:list-item>
          <text:p text:style-name="P57"><text:soft-page-break/>Native Apps maintain UI design of each operating system, thus they offer the best user experience. For example, a Native App can have a left-aligned header in Android and a center-aligned header in iOS.</text:p>
        </text:list-item>
      </text:list>
      <text:list xml:id="list2419294716" text:style-name="L7">
        <text:list-item>
          <text:p text:style-name="P58">Redistribution is easy, as it is found in app store. </text:p>
        </text:list-item>
        <text:list-item>
          <text:p text:style-name="P59"><text:tab/>Native Apps live on the device and are accessed through icons on the device home screen.</text:p>
        </text:list-item>
      </text:list>
      <text:p text:style-name="P49"/>
      <text:p text:style-name="P3"><text:span text:style-name="T55"><text:tab/></text:span><text:span text:style-name="T50">Disadvantages:</text:span></text:p>
      <text:list xml:id="list3755384197" text:style-name="L8">
        <text:list-item>
          <text:p text:style-name="P69"><text:span text:style-name="T34"><text:tab/></text:span><text:bookmark text:name="docs-internal-guid-4fbf5d62-7fff-534f-69d6-51f28d28b42c"/><text:span text:style-name="T37">High cost for building the app : Native apps developed for one platform will not run on another platform,</text:span><text:span text:style-name="T38">a</text:span><text:span text:style-name="T37">n App built for Android will not run on iOS. We need to build a different App altogether for iOS. Because of this reason, we need to maintain multiple versions of the App.</text:span></text:p>
        </text:list-item>
        <text:list-item>
          <text:p text:style-name="P60">Even though you might publish native Apps, you’ll want to keep the mobile website well maintained, as mobile brings more traffic. So maintenance is higher. </text:p>
        </text:list-item>
      </text:list>
      <text:p text:style-name="P52"/>
      <text:p text:style-name="P4"><text:span text:style-name="T51">(</text:span><text:span text:style-name="T49">c)Web App:</text:span></text:p>
      <text:p text:style-name="P16"><text:span text:style-name="T39"><text:tab/></text:span><text:span text:style-name="T40">Advantages:</text:span></text:p>
      <text:list xml:id="list2317601336" text:style-name="L9">
        <text:list-item>
          <text:p text:style-name="P61">Easy Development: Developing responsive design and restructuring the content to be properly displayed on a smaller screen/hardware will make any desktop website mobile friendly.</text:p>
        </text:list-item>
      </text:list>
      <text:list xml:id="list1093790038" text:style-name="L10">
        <text:list-item>
          <text:p text:style-name="P62">Easy update: Just update in one location and all the users automatically have access to the latest version of the site.</text:p>
        </text:list-item>
      </text:list>
      <text:list xml:id="list1368104158" text:style-name="L11">
        <text:list-item>
          <text:p text:style-name="P63">No installation required, as compared to native or hybrid app. </text:p>
        </text:list-item>
        <text:list-item>
          <text:p text:style-name="P64">Easy access.</text:p>
        </text:list-item>
      </text:list>
      <text:p text:style-name="P33"><text:tab/></text:p>
      <text:p text:style-name="P3"><text:span text:style-name="T53"><text:tab/></text:span><text:span text:style-name="T54">Disadvantages:</text:span></text:p>
      <text:list xml:id="list4230403352" text:style-name="L12">
        <text:list-item>
          <text:p text:style-name="P66">Mobile websites cannot use some of the devices features. For example, access to the file system and local resources isn’t available in websites.</text:p>
        </text:list-item>
        <text:list-item>
          <text:p text:style-name="P68">Many existing websites don’t support offline capabilities.</text:p>
        </text:list-item>
        <text:list-item>
          <text:p text:style-name="P68">Users won’t have the app’s icon on their home screen as a constant reminder. The website needs to be opened in a web browser only.</text:p>
        </text:list-item>
        <text:list-item>
          <text:p text:style-name="P68">While native and hybrid apps appear on the App Store and Google Play, web apps won’t. So redistribution is not that sensible. </text:p>
          <text:p text:style-name="P51"/>
        </text:list-item>
      </text:list>
      <text:h text:style-name="P26" text:outline-level="4"><text:span text:style-name="T10">Q6.</text:span><text:span text:style-name="T8">List down the types of testing we perform for mobile apps?</text:span></text:h>
      <text:h text:style-name="P74" text:outline-level="3">1. Functional Testing</text:h>
      <text:h text:style-name="P74" text:outline-level="3">2. Usability Testing</text:h>
      <text:h text:style-name="P75" text:outline-level="3">3. Compatibility Testing</text:h>
      <text:h text:style-name="P76" text:outline-level="3">4. Performance and load testing</text:h>
      <text:h text:style-name="P76" text:outline-level="3">5. Security Testing</text:h>
      <text:h text:style-name="P35" text:outline-level="3">6. Installation Testing</text:h>
      <text:h text:style-name="P77" text:outline-level="3">7. Localization Testing</text:h>
      <text:h text:style-name="P77" text:outline-level="3">8. Manual Testing</text:h>
      <text:p text:style-name="P70">9. Automated Testing</text:p>
      <text:p text:style-name="P38">10. Mobile-Device Testing</text:p>
      <text:p text:style-name="P43"/>
      <text:h text:style-name="P26" text:outline-level="4"><text:soft-page-break/><text:span text:style-name="T10">Q7.</text:span><text:span text:style-name="T8">What is the best way to test different screen sizes of the devices?</text:span></text:h>
      <text:h text:style-name="P21" text:outline-level="4"><text:span text:style-name="T10">A</text:span><text:span text:style-name="T8">ns.</text:span></text:h>
      <text:h text:style-name="P29" text:outline-level="4"><text:span text:style-name="T44">1)</text:span><text:span text:style-name="T41">Mobile Testing can be hard to do because of unavailabilty of all devices, so we test mobile applic</text:span><text:span text:style-name="T42">a</text:span><text:span text:style-name="T41">tion on mobile emulator or mobile simulator.It has a multi screen test tool, where the website will be loaded in 102</text:span><text:span text:style-name="T43">4X600 resoltion, but we can choose any mobile devices, tablet, television or any popular desktop resolution.</text:span><text:span text:style-name="T42">However b</text:span><text:span text:style-name="T43">ecause of the slow speed of emulators, they’re not very good for testing mobile sites </text:span><text:span text:style-name="T42">and t</text:span><text:span text:style-name="T43">hey don’t even show all the features of a physical hardware device.</text:span></text:h>
      <text:p text:style-name="P9"><text:span text:style-name="T18">2)</text:span><text:span text:style-name="T23">The best way to test the responsiveness of any site is by simply testing it on different mobile devices. The user experience varies depending on the page loading time, pixel densities and the size of the tap targets.</text:span><text:span text:style-name="T18">But</text:span><text:span text:style-name="T43"> comprehensive testing on each mobile device is often not possible due to cost and time limitations</text:span></text:p>
      <text:h text:style-name="P26" text:outline-level="4"><text:span text:style-name="T10">Q8.</text:span><text:span text:style-name="T8">What is meant by Responsive testing in Mobile sites?</text:span></text:h>
      <text:p text:style-name="P10"><text:span text:style-name="T12">Ans.</text:span><text:span text:style-name="T19">R</text:span><text:span text:style-name="T18">esponsive testing is used to check the appearance of a website with RWD(Responsive Web Design).This design helps a website to render the content in a flexible yet appropriate manner on the basis of the devices &amp; OS on which it gets summoned.</text:span></text:p>
      <text:p text:style-name="P40">Mobile responsive web design is an approach followed in the website development to give the users a decent viewing experience on whatever device they are viewing.</text:p>
      <text:p text:style-name="P40">Responsive website design is the web design approach aimed to view websites on different devices, resolution.Checking that able render and adjust the page to provide optimal viewing experience.</text:p>
      <text:p text:style-name="P39"/>
      <text:p text:style-name="P10"><text:span text:style-name="T10">Q9.</text:span><text:span text:style-name="T8">What do you understand by usability? Why it is more important to be taken care of?Give 3 points of usability from real-time apps you have in your phones.</text:span></text:p>
      <text:p text:style-name="P17"><text:span text:style-name="T8">Ans.</text:span><text:span text:style-name="T24">It measures how easy to use and user friendly a software system is. It mainly focuses on the user’s ease to use the application, flexibility in handling controls and the ability of the system to meet its objectives.It is also known as User Experience.</text:span></text:p>
      <text:p text:style-name="P41">Aesthetics and designs are important. How well the product looks usually determines how well it works.It determines whether an applicatin is useful, accessible, desirable, usable and findable.Usability testing, a non-functional testing technique that is a measure of how easily the system can be used by end users.</text:p>
      <text:p text:style-name="P44">3 points of usability:</text:p>
      <text:list xml:id="list666719941" text:style-name="L13">
        <text:list-item>
          <text:p text:style-name="P42">In whatsapp we can easily navigate and within few clicks send or read a message.</text:p>
        </text:list-item>
        <text:list-item>
          <text:p text:style-name="P42"><text:span text:style-name="T48">In PhonePe there is not need any technical</text:span><text:span text:style-name="T52"> skill</text:span><text:span text:style-name="T48">s</text:span><text:span text:style-name="T52"> to use the application,</text:span><text:span text:style-name="T48">anyone can easily learn to use the app.</text:span><text:span text:style-name="T52"> </text:span></text:p>
        </text:list-item>
        <text:list-item>
          <text:p text:style-name="P42"><text:span text:style-name="T52">M</text:span><text:span text:style-name="T48">yntra is user friendly and users can easily navigatet to different screens within few clicks.</text:span></text:p>
        </text:list-item>
      </text:list>
      <text:p text:style-name="P43"/>
      <text:h text:style-name="P26" text:outline-level="4"><text:soft-page-break/><text:span text:style-name="T10">Q10.</text:span><text:span text:style-name="T8">Should the user(QA) use their own devices or provided devices to perform usability testing? Give the reasons if you strongly feel “Yes" or "No”, or if you feel we can go with both ways together.</text:span></text:h>
      <text:h text:style-name="P27" text:outline-level="4"><text:span text:style-name="T10">A</text:span><text:span text:style-name="T11">ns.</text:span><text:span text:style-name="T22">Yes the user can go with both ways together i.e., the user can use their own devices and provided devices to perform usability testing. It is because if the user is using their own devices, it eliminates issues associated with an unfamiliar device or operating system. It encourages user to use the device as normally as possible. Since, the user have just its own single device, she/he can make use of the provided devices to perform usability testing and test the application on multiple devices.</text:span></text:h>
      <text:p text:style-name="P45"/>
      <text:h text:style-name="P30" text:outline-level="4"><text:span text:style-name="T10">Q11.</text:span><text:span text:style-name="T8">What do you mean by Soft Keys and Hard Keys in mobile?</text:span></text:h>
      <text:h text:style-name="P20" text:outline-level="4"><text:span text:style-name="T10">A</text:span><text:span text:style-name="T11">ns.</text:span></text:h>
      <text:h text:style-name="P28" text:outline-level="4"><text:span text:style-name="T20">A soft key is a key on a device which can have context- sensitive or user programmable functions, but generally it just means it has more than one function.Unlike letters on the keyboard and number keys on mobiles which cannot be reprogrammed and are therefore considered as hard-keys. Soft keys can change function.</text:span><text:span text:style-name="T21">The onscreen navigation buttons (</text:span><text:span text:style-name="T20">Back and Menu keys</text:span><text:span text:style-name="T21">)</text:span><text:span text:style-name="T20"> are soft keys.</text:span></text:h>
      <text:p text:style-name="P2">Hard keys include volume keys, power key.</text:p>
      <text:h text:style-name="P72" text:outline-level="4"/>
      <text:h text:style-name="P26" text:outline-level="4"><text:span text:style-name="T10">Q12.</text:span><text:span text:style-name="T8">Difference between Mobile application testing and web application testing?</text:span></text:h>
      <text:p text:style-name="P24"><text:tab/></text:p>
      <table:table table:name="Table1" table:style-name="Table1">
        <table:table-column table:style-name="Table1.A"/>
        <table:table-column table:style-name="Table1.B"/>
        <table:table-row>
          <table:table-cell table:style-name="Table1.A1" office:value-type="string">
            <text:p text:style-name="P23">Web Application Testing</text:p>
          </table:table-cell>
          <table:table-cell table:style-name="Table1.B1" office:value-type="string">
            <text:p text:style-name="P23">Mobile Application Testing</text:p>
          </table:table-cell>
        </table:table-row>
        <table:table-row>
          <table:table-cell table:style-name="Table1.A2" office:value-type="string">
            <text:p text:style-name="P34">1. Are tested on browsers such as Chrome, Firefox, Internet Explorer.</text:p>
          </table:table-cell>
          <table:table-cell table:style-name="Table1.B2" office:value-type="string">
            <text:p text:style-name="P34">1. It is done on different platforms and devices such as iOS, Android (phones, tablets) on different versions.</text:p>
          </table:table-cell>
        </table:table-row>
        <table:table-row>
          <table:table-cell table:style-name="Table1.A2" office:value-type="string">
            <text:p text:style-name="P34">2. It can be performed on all the browsers of Windows and Mac.</text:p>
          </table:table-cell>
          <table:table-cell table:style-name="Table1.B2" office:value-type="string">
            <text:p text:style-name="P34">2. It is not possible to perform mobile testing on every mobile device as there are many devices available in the market.</text:p>
          </table:table-cell>
        </table:table-row>
        <table:table-row>
          <table:table-cell table:style-name="Table1.A2" office:value-type="string">
            <text:p text:style-name="P34">3. It rely only on the browsers.</text:p>
          </table:table-cell>
          <table:table-cell table:style-name="Table1.B2" office:value-type="string">
            <text:p text:style-name="P34">3. The tester needs to rely on emulators, simulators and also on the real devices which makes it more expensive.</text:p>
          </table:table-cell>
        </table:table-row>
        <table:table-row>
          <table:table-cell table:style-name="Table1.A2" office:value-type="string">
            <text:p text:style-name="P34">4. Web Applications don’t work on the devices if the internet connection is lost.</text:p>
          </table:table-cell>
          <table:table-cell table:style-name="Table1.B2" office:value-type="string">
            <text:p text:style-name="P34">4. Mobile Applications have offline functionality feature.</text:p>
          </table:table-cell>
        </table:table-row>
        <table:table-row>
          <table:table-cell table:style-name="Table1.A2" office:value-type="string">
            <text:p text:style-name="P34">5. RAM Storage does not matter as the user has to run the application on the browser.</text:p>
          </table:table-cell>
          <table:table-cell table:style-name="Table1.B2" office:value-type="string">
            <text:p text:style-name="P34">5. Mobile applications needs to be tested on the mobile devices with all the storage capaacitiees. So, it is important to understand how much space has been utilized by the application.</text:p>
          </table:table-cell>
        </table:table-row>
      </table:table>
      <text:p text:style-name="P3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7:17:36.849408553</meta:creation-date>
    <dc:date>2020-04-19T21:33:13.060203469</dc:date>
    <meta:editing-duration>PT3H20M24S</meta:editing-duration>
    <meta:editing-cycles>8</meta:editing-cycles>
    <meta:generator>LibreOffice/6.0.3.2$Linux_X86_64 LibreOffice_project/00m0$Build-2</meta:generator>
    <meta:document-statistic meta:table-count="1" meta:image-count="0" meta:object-count="0" meta:page-count="5" meta:paragraph-count="107" meta:word-count="1957" meta:character-count="12018" meta:non-whitespace-character-count="10117"/>
  </office:meta>
</office:document-meta>
</file>